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77d08" officeooo:paragraph-rsid="00077d08"/>
    </style:style>
    <style:style style:name="P2" style:family="paragraph" style:parent-style-name="Standard">
      <style:text-properties officeooo:rsid="00077d08" officeooo:paragraph-rsid="000b4c94"/>
    </style:style>
    <style:style style:name="P3" style:family="paragraph" style:parent-style-name="Standard">
      <style:text-properties officeooo:rsid="000966f5" officeooo:paragraph-rsid="000966f5"/>
    </style:style>
    <style:style style:name="P4" style:family="paragraph" style:parent-style-name="Standard">
      <style:text-properties officeooo:rsid="000966f5" officeooo:paragraph-rsid="004357b6"/>
    </style:style>
    <style:style style:name="P5" style:family="paragraph" style:parent-style-name="Standard">
      <style:text-properties fo:font-weight="bold" officeooo:rsid="00077d08" officeooo:paragraph-rsid="00077d08" style:font-weight-asian="bold" style:font-weight-complex="bold"/>
    </style:style>
    <style:style style:name="P6" style:family="paragraph" style:parent-style-name="Standard">
      <style:text-properties fo:font-weight="bold" officeooo:rsid="000966f5" officeooo:paragraph-rsid="000966f5" style:font-weight-asian="bold" style:font-weight-complex="bold"/>
    </style:style>
    <style:style style:name="P7" style:family="paragraph" style:parent-style-name="Standard">
      <style:text-properties fo:font-weight="bold" officeooo:rsid="000966f5" officeooo:paragraph-rsid="002208d0" style:font-weight-asian="bold" style:font-weight-complex="bold"/>
    </style:style>
    <style:style style:name="P8" style:family="paragraph" style:parent-style-name="Standard">
      <style:text-properties fo:font-weight="bold" officeooo:rsid="000b4c94" officeooo:paragraph-rsid="000b4c94" style:font-weight-asian="bold" style:font-weight-complex="bold"/>
    </style:style>
    <style:style style:name="P9" style:family="paragraph" style:parent-style-name="Standard">
      <style:text-properties fo:font-weight="bold" officeooo:rsid="000b4c94" officeooo:paragraph-rsid="0012cf1b" style:font-weight-asian="bold" style:font-weight-complex="bold"/>
    </style:style>
    <style:style style:name="P10" style:family="paragraph" style:parent-style-name="Standard">
      <style:text-properties fo:font-weight="bold" officeooo:rsid="000b4c94" officeooo:paragraph-rsid="001c02c6" style:font-weight-asian="bold" style:font-weight-complex="bold"/>
    </style:style>
    <style:style style:name="P11" style:family="paragraph" style:parent-style-name="Standard">
      <style:text-properties fo:font-weight="bold" officeooo:rsid="000b4c94" officeooo:paragraph-rsid="0038423e" style:font-weight-asian="bold" style:font-weight-complex="bold"/>
    </style:style>
    <style:style style:name="P12" style:family="paragraph" style:parent-style-name="Standard">
      <style:text-properties fo:font-weight="bold" officeooo:rsid="001dd6f4" officeooo:paragraph-rsid="001dd6f4" style:font-weight-asian="bold" style:font-weight-complex="bold"/>
    </style:style>
    <style:style style:name="P13" style:family="paragraph" style:parent-style-name="Standard">
      <style:text-properties fo:font-weight="bold" officeooo:rsid="002208d0" officeooo:paragraph-rsid="002208d0" style:font-weight-asian="bold" style:font-weight-complex="bold"/>
    </style:style>
    <style:style style:name="P14" style:family="paragraph" style:parent-style-name="Standard">
      <style:text-properties fo:font-weight="bold" officeooo:rsid="0023ea71" officeooo:paragraph-rsid="0023ea71" style:font-weight-asian="bold" style:font-weight-complex="bold"/>
    </style:style>
    <style:style style:name="P15" style:family="paragraph" style:parent-style-name="Standard">
      <style:text-properties fo:font-weight="bold" officeooo:rsid="0030ed59" officeooo:paragraph-rsid="0030ed59" style:font-weight-asian="bold" style:font-weight-complex="bold"/>
    </style:style>
    <style:style style:name="P16" style:family="paragraph" style:parent-style-name="Standard">
      <style:text-properties fo:font-weight="bold" officeooo:rsid="003ef38b" officeooo:paragraph-rsid="003ef38b" style:font-weight-asian="bold" style:font-weight-complex="bold"/>
    </style:style>
    <style:style style:name="P17" style:family="paragraph" style:parent-style-name="Standard">
      <style:text-properties fo:font-weight="normal" officeooo:rsid="001a519a" officeooo:paragraph-rsid="001c02c6" style:font-weight-asian="normal" style:font-weight-complex="normal"/>
    </style:style>
    <style:style style:name="P18" style:family="paragraph" style:parent-style-name="Standard">
      <style:text-properties fo:font-weight="normal" officeooo:rsid="001f8e54" officeooo:paragraph-rsid="001f8e54" style:font-weight-asian="normal" style:font-weight-complex="normal"/>
    </style:style>
    <style:style style:name="P19" style:family="paragraph" style:parent-style-name="Standard">
      <style:text-properties fo:font-weight="normal" officeooo:rsid="000966f5" officeooo:paragraph-rsid="000966f5" style:font-weight-asian="normal" style:font-weight-complex="normal"/>
    </style:style>
    <style:style style:name="P20" style:family="paragraph" style:parent-style-name="Standard">
      <style:text-properties fo:font-weight="normal" officeooo:rsid="002208d0" officeooo:paragraph-rsid="002208d0" style:font-weight-asian="normal" style:font-weight-complex="normal"/>
    </style:style>
    <style:style style:name="P21" style:family="paragraph" style:parent-style-name="Standard">
      <style:text-properties fo:font-weight="normal" officeooo:rsid="0023ea71" officeooo:paragraph-rsid="0023ea71" style:font-weight-asian="normal" style:font-weight-complex="normal"/>
    </style:style>
    <style:style style:name="P22" style:family="paragraph" style:parent-style-name="Standard">
      <style:text-properties fo:font-weight="normal" officeooo:rsid="0023ea71" officeooo:paragraph-rsid="00359204" style:font-weight-asian="normal" style:font-weight-complex="normal"/>
    </style:style>
    <style:style style:name="P23" style:family="paragraph" style:parent-style-name="Standard">
      <style:text-properties fo:font-weight="normal" officeooo:rsid="0023ea71" officeooo:paragraph-rsid="00391f3c" style:font-weight-asian="normal" style:font-weight-complex="normal"/>
    </style:style>
    <style:style style:name="P24" style:family="paragraph" style:parent-style-name="Standard">
      <style:text-properties fo:font-weight="normal" officeooo:rsid="002f7fd0" officeooo:paragraph-rsid="002f7fd0" style:font-weight-asian="normal" style:font-weight-complex="normal"/>
    </style:style>
    <style:style style:name="P25" style:family="paragraph" style:parent-style-name="Standard">
      <style:text-properties fo:font-weight="normal" officeooo:rsid="000b4c94" officeooo:paragraph-rsid="000b4c94" style:font-weight-asian="normal" style:font-weight-complex="normal"/>
    </style:style>
    <style:style style:name="P26" style:family="paragraph" style:parent-style-name="Standard">
      <style:text-properties fo:font-weight="normal" officeooo:rsid="00385f9a" officeooo:paragraph-rsid="00385f9a" style:font-weight-asian="normal" style:font-weight-complex="normal"/>
    </style:style>
    <style:style style:name="P27" style:family="paragraph" style:parent-style-name="Standard">
      <style:text-properties fo:font-weight="normal" officeooo:rsid="003ca14a" officeooo:paragraph-rsid="003edc7d" style:font-weight-asian="normal" style:font-weight-complex="normal"/>
    </style:style>
    <style:style style:name="P28" style:family="paragraph" style:parent-style-name="Standard">
      <style:text-properties fo:font-weight="normal" officeooo:rsid="003edc7d" officeooo:paragraph-rsid="003edc7d" style:font-weight-asian="normal" style:font-weight-complex="normal"/>
    </style:style>
    <style:style style:name="P29" style:family="paragraph" style:parent-style-name="Standard">
      <style:text-properties fo:font-weight="normal" officeooo:rsid="003ef38b" officeooo:paragraph-rsid="003ef38b" style:font-weight-asian="normal" style:font-weight-complex="normal"/>
    </style:style>
    <style:style style:name="P30" style:family="paragraph" style:parent-style-name="Standard">
      <style:text-properties fo:font-weight="normal" officeooo:rsid="00444cfd" officeooo:paragraph-rsid="00444cfd" style:font-weight-asian="normal" style:font-weight-complex="normal"/>
    </style:style>
    <style:style style:name="P31" style:family="paragraph" style:parent-style-name="Standard">
      <style:text-properties officeooo:rsid="000b4c94" officeooo:paragraph-rsid="000b4c94"/>
    </style:style>
    <style:style style:name="P32" style:family="paragraph" style:parent-style-name="Standard">
      <style:text-properties officeooo:rsid="000b4c94" officeooo:paragraph-rsid="000d6c91"/>
    </style:style>
    <style:style style:name="P33" style:family="paragraph" style:parent-style-name="Standard">
      <style:text-properties officeooo:rsid="000b4c94" officeooo:paragraph-rsid="0012cf1b"/>
    </style:style>
    <style:style style:name="P34" style:family="paragraph" style:parent-style-name="Standard">
      <style:text-properties officeooo:rsid="0016ce0e" officeooo:paragraph-rsid="00178bd7"/>
    </style:style>
    <style:style style:name="P35" style:family="paragraph" style:parent-style-name="Standard">
      <style:text-properties officeooo:rsid="0016ce0e" officeooo:paragraph-rsid="0018c645"/>
    </style:style>
    <style:style style:name="P36" style:family="paragraph" style:parent-style-name="Standard">
      <style:text-properties fo:color="#ce9178" style:font-name="Droid Sans Mono" fo:font-size="10.5pt" fo:font-weight="bold" officeooo:paragraph-rsid="0008aa20" fo:background-color="#1f1f1f" style:font-weight-asian="bold" style:font-weight-complex="bold"/>
    </style:style>
    <style:style style:name="P37" style:family="paragraph" style:parent-style-name="Standard">
      <style:text-properties officeooo:paragraph-rsid="000966f5"/>
    </style:style>
    <style:style style:name="P38" style:family="paragraph" style:parent-style-name="Standard">
      <style:text-properties officeooo:rsid="002c6530" officeooo:paragraph-rsid="002c6530"/>
    </style:style>
    <style:style style:name="P39" style:family="paragraph" style:parent-style-name="Standard">
      <style:text-properties officeooo:rsid="00238b9c" officeooo:paragraph-rsid="002e23dd"/>
    </style:style>
    <style:style style:name="P40" style:family="paragraph" style:parent-style-name="Standard" style:list-style-name="L1">
      <style:text-properties fo:font-weight="normal" officeooo:rsid="001a519a" officeooo:paragraph-rsid="001c02c6" style:font-weight-asian="normal" style:font-weight-complex="normal"/>
    </style:style>
    <style:style style:name="P41" style:family="paragraph" style:parent-style-name="Standard">
      <style:text-properties fo:font-weight="normal" officeooo:rsid="0038423e" officeooo:paragraph-rsid="00391f3c" style:font-weight-asian="normal" style:font-weight-complex="normal"/>
    </style:style>
    <style:style style:name="P42" style:family="paragraph" style:parent-style-name="Standard" style:list-style-name="L1">
      <style:text-properties fo:font-style="italic" fo:font-weight="normal" officeooo:rsid="0018c645" officeooo:paragraph-rsid="001c02c6" style:font-style-asian="italic" style:font-weight-asian="normal" style:font-style-complex="italic" style:font-weight-complex="normal"/>
    </style:style>
    <style:style style:name="P43" style:family="paragraph" style:parent-style-name="Standard">
      <style:text-properties officeooo:rsid="00077d08" officeooo:paragraph-rsid="0023ea71"/>
    </style:style>
    <style:style style:name="P44" style:family="paragraph" style:parent-style-name="Standard">
      <style:paragraph-properties fo:break-before="page"/>
      <style:text-properties fo:font-weight="bold" officeooo:rsid="000966f5" officeooo:paragraph-rsid="000966f5" style:font-weight-asian="bold" style:font-weight-complex="bold"/>
    </style:style>
    <style:style style:name="T1" style:family="text">
      <style:text-properties officeooo:rsid="0008aa20"/>
    </style:style>
    <style:style style:name="T2" style:family="text">
      <style:text-properties fo:font-weight="normal" style:font-weight-asian="normal" style:font-weight-complex="normal"/>
    </style:style>
    <style:style style:name="T3" style:family="text">
      <style:text-properties fo:font-weight="normal" officeooo:rsid="000d6c91" style:font-weight-asian="normal" style:font-weight-complex="normal"/>
    </style:style>
    <style:style style:name="T4" style:family="text">
      <style:text-properties fo:font-weight="normal" officeooo:rsid="00178bd7" style:font-weight-asian="normal" style:font-weight-complex="normal"/>
    </style:style>
    <style:style style:name="T5" style:family="text">
      <style:text-properties fo:font-weight="normal" officeooo:rsid="0018c645" style:font-weight-asian="normal" style:font-weight-complex="normal"/>
    </style:style>
    <style:style style:name="T6" style:family="text">
      <style:text-properties fo:font-weight="normal" officeooo:rsid="002e23dd" style:font-weight-asian="normal" style:font-weight-complex="normal"/>
    </style:style>
    <style:style style:name="T7" style:family="text">
      <style:text-properties fo:font-weight="normal" officeooo:rsid="00418c9e" style:font-weight-asian="normal" style:font-weight-complex="normal"/>
    </style:style>
    <style:style style:name="T8" style:family="text">
      <style:text-properties officeooo:rsid="000cf59a"/>
    </style:style>
    <style:style style:name="T9" style:family="text">
      <style:text-properties officeooo:rsid="000d6c91"/>
    </style:style>
    <style:style style:name="T10" style:family="text">
      <style:text-properties officeooo:rsid="0012cf1b"/>
    </style:style>
    <style:style style:name="T11" style:family="text">
      <style:text-properties fo:font-weight="bold" style:font-weight-asian="bold" style:font-weight-complex="bold"/>
    </style:style>
    <style:style style:name="T12" style:family="text">
      <style:text-properties fo:font-weight="bold" officeooo:rsid="00178bd7" style:font-weight-asian="bold" style:font-weight-complex="bold"/>
    </style:style>
    <style:style style:name="T13" style:family="text">
      <style:text-properties fo:font-weight="bold" officeooo:rsid="0018c645" style:font-weight-asian="bold" style:font-weight-complex="bold"/>
    </style:style>
    <style:style style:name="T14" style:family="text">
      <style:text-properties fo:font-weight="bold" officeooo:rsid="00077d08" style:font-weight-asian="bold" style:font-weight-complex="bold"/>
    </style:style>
    <style:style style:name="T15" style:family="text">
      <style:text-properties fo:font-weight="bold" officeooo:rsid="000966f5" style:font-weight-asian="bold" style:font-weight-complex="bold"/>
    </style:style>
    <style:style style:name="T16" style:family="text">
      <style:text-properties fo:font-weight="bold" officeooo:rsid="000b4c94" style:font-weight-asian="bold" style:font-weight-complex="bold"/>
    </style:style>
    <style:style style:name="T17" style:family="text">
      <style:text-properties fo:font-weight="bold" officeooo:rsid="00418c9e" style:font-weight-asian="bold" style:font-weight-complex="bold"/>
    </style:style>
    <style:style style:name="T18" style:family="text">
      <style:text-properties fo:font-style="italic" fo:font-weight="normal" officeooo:rsid="00178bd7" style:font-style-asian="italic" style:font-weight-asian="normal" style:font-style-complex="italic" style:font-weight-complex="normal"/>
    </style:style>
    <style:style style:name="T19" style:family="text">
      <style:text-properties fo:font-style="italic" fo:font-weight="normal" officeooo:rsid="0018c645" style:font-style-asian="italic" style:font-weight-asian="normal" style:font-style-complex="italic" style:font-weight-complex="normal"/>
    </style:style>
    <style:style style:name="T20" style:family="text">
      <style:text-properties fo:font-style="normal" fo:font-weight="normal" officeooo:rsid="0018c645" style:font-style-asian="normal" style:font-weight-asian="normal" style:font-style-complex="normal" style:font-weight-complex="normal"/>
    </style:style>
    <style:style style:name="T21" style:family="text">
      <style:text-properties officeooo:rsid="001b9e23"/>
    </style:style>
    <style:style style:name="T22" style:family="text">
      <style:text-properties officeooo:rsid="00207e34"/>
    </style:style>
    <style:style style:name="T23" style:family="text">
      <style:text-properties officeooo:rsid="002208d0"/>
    </style:style>
    <style:style style:name="T24" style:family="text">
      <style:text-properties officeooo:rsid="000966f5"/>
    </style:style>
    <style:style style:name="T25" style:family="text">
      <style:text-properties officeooo:rsid="0025dd88"/>
    </style:style>
    <style:style style:name="T26" style:family="text">
      <style:text-properties officeooo:rsid="0027a514"/>
    </style:style>
    <style:style style:name="T27" style:family="text">
      <style:text-properties officeooo:rsid="00288259"/>
    </style:style>
    <style:style style:name="T28" style:family="text">
      <style:text-properties officeooo:rsid="002c6530"/>
    </style:style>
    <style:style style:name="T29" style:family="text">
      <style:text-properties officeooo:rsid="002e23dd"/>
    </style:style>
    <style:style style:name="T30" style:family="text">
      <style:text-properties officeooo:rsid="0030c856"/>
    </style:style>
    <style:style style:name="T31" style:family="text">
      <style:text-properties officeooo:rsid="00321f36"/>
    </style:style>
    <style:style style:name="T32" style:family="text">
      <style:text-properties officeooo:rsid="0033a3e0"/>
    </style:style>
    <style:style style:name="T33" style:family="text">
      <style:text-properties officeooo:rsid="003768b1"/>
    </style:style>
    <style:style style:name="T34" style:family="text">
      <style:text-properties officeooo:rsid="0038423e"/>
    </style:style>
    <style:style style:name="T35" style:family="text">
      <style:text-properties officeooo:rsid="00385f9a"/>
    </style:style>
    <style:style style:name="T36" style:family="text">
      <style:text-properties officeooo:rsid="00391f3c"/>
    </style:style>
    <style:style style:name="T37" style:family="text">
      <style:text-properties officeooo:rsid="003e53ef"/>
    </style:style>
    <style:style style:name="T38" style:family="text">
      <style:text-properties officeooo:rsid="003edc7d"/>
    </style:style>
    <style:style style:name="T39" style:family="text">
      <style:text-properties officeooo:rsid="003ef38b"/>
    </style:style>
    <style:style style:name="T40" style:family="text">
      <style:text-properties officeooo:rsid="003f9b0c"/>
    </style:style>
    <style:style style:name="T41" style:family="text">
      <style:text-properties officeooo:rsid="00418c9e"/>
    </style:style>
    <style:style style:name="T42" style:family="text">
      <style:text-properties officeooo:rsid="004482f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DERS OSDK + ROS Documentation</text:p>
      <text:p text:style-name="P1"/>
      <text:p text:style-name="P31">This system was build for a DJI Matrice300 drone <text:span text:style-name="T8">to be run from NVIDIA Jetson Xavier NX with Ubuntu 18.04 on the 4.9.253-tegra Kernel</text:span>. It provides an interface to communicate, exchange data and control a UAV system. Some key focuses of the project are to be <text:span text:style-name="Strong_20_Emphasis">all-encompassing, fault-tolerant, </text:span><text:span text:style-name="Strong_20_Emphasis"><text:span text:style-name="T27">robust</text:span></text:span><text:span text:style-name="Strong_20_Emphasis">, provide remote access and diagnostics, and have minimal setup time.</text:span></text:p>
      <text:p text:style-name="P31"><text:span text:style-name="Strong_20_Emphasis"/></text:p>
      <text:p text:style-name="P32"><text:span text:style-name="Strong_20_Emphasis"><text:span text:style-name="T3">This project’s documentation is broken down to the following files:</text:span></text:span></text:p>
      <text:p text:style-name="P32"><text:span text:style-name="Strong_20_Emphasis"/></text:p>
      <text:p text:style-name="P32"><text:span text:style-name="Strong_20_Emphasis"><text:span text:style-name="T3">README.md – Introductory documentation and basic setup</text:span></text:span></text:p>
      <text:p text:style-name="P2">CONTRIBUTING.md – <text:span text:style-name="T9">Contributions and acknowledgments</text:span></text:p>
      <text:p text:style-name="P2"/>
      <text:p text:style-name="P2">aiders_osdk_documentation.<text:span text:style-name="T9">pdf – In-depth explanation of modules and processes</text:span></text:p>
      <text:p text:style-name="P2"/>
      <text:p text:style-name="P43"/>
      <text:p text:style-name="P5">AutostartMultimasterOSDK.sh</text:p>
      <text:p text:style-name="P1"/>
      <text:p text:style-name="P33">The entry point of the project. <text:span text:style-name="T1">The script responsible for launching the application modules and setting up the execution environment and variables. </text:span></text:p>
      <text:p text:style-name="P33"><text:span text:style-name="T10">First, it closes previous instances, sets up required variables and sources the users .bashrc file, and checks that devel/ and build/ directories were created by running catkin_make. After that it starts launching all the ROS packages, more on those later. Finally, it starts our own modules. This shell script never closes on its own in order to keep child processes alive.</text:span></text:p>
      <text:p text:style-name="P33"/>
      <text:p text:style-name="P9">autostartService.sh</text:p>
      <text:p text:style-name="P9"/>
      <text:p text:style-name="P34"><text:span text:style-name="T2">The project provides a systemctl service, since many times a display will not be available. </text:span><text:span text:style-name="T4">The autostart service can be installed using the </text:span><text:span text:style-name="T12">autostartInstaller.sh</text:span><text:span text:style-name="T4"> inside the </text:span><text:span text:style-name="T18">aiders_osdk/autostart/</text:span><text:span text:style-name="T4"> directory. The </text:span><text:span text:style-name="Strong_20_Emphasis"><text:span text:style-name="T3">README.md </text:span></text:span><text:span text:style-name="Strong_20_Emphasis"><text:span text:style-name="T4">provides instructions on how to enable/disable/debug the service, if someone is unfamiliar with systemctl.</text:span></text:span></text:p>
      <text:p text:style-name="P34"><text:span text:style-name="Strong_20_Emphasis"/></text:p>
      <text:p text:style-name="P35"><text:span text:style-name="T2">When enabled this service will </text:span><text:span text:style-name="T5">call </text:span><text:span text:style-name="T13">autostartService.sh</text:span><text:span text:style-name="T5"> at start-up. This process will setup a hotspot using the Jetson’s Wifi module for debugging access when a display is not available, await for 3G and VPN access and then finally call </text:span><text:span text:style-name="T14">AutostartMultimasterOSDK.sh </text:span><text:span text:style-name="T5">which will launch the project.</text:span></text:p>
      <text:p text:style-name="P34"><text:span text:style-name="T4">This requires a separate 3G dongle to be plugged in the Onboard-Computer, as the service specifically looks for a 3G network connection before calling </text:span><text:span text:style-name="T12">AutostartMultimasterOSDK.sh. </text:span><text:span text:style-name="T5">In addition the user is responsible for providing and placing a VPN file in </text:span><text:span text:style-name="T19">aiders_osdk/configs/, </text:span><text:span text:style-name="T20">this file should adhere to the following naming convention;</text:span></text:p>
      <text:p text:style-name="P34"><text:span text:style-name="T20"><text:tab/></text:span><text:span text:style-name="T19">matrice300_$machine_id.ovpn</text:span></text:p>
      <text:p text:style-name="P34"/>
      <text:p text:style-name="P10">getActiveIP.py</text:p>
      <text:p text:style-name="P10"/>
      <text:p text:style-name="P17">Provides an easy and consistent interface for any module or script in this project to obtain <text:span text:style-name="T21">the device’s</text:span> IP address. If many connections/IP are available, the script will follow this priority (from high to low):</text:p>
      <text:list xml:id="list3665243415" text:style-name="L1">
        <text:list-item>
          <text:p text:style-name="P40">Vpn</text:p>
        </text:list-item>
        <text:list-item>
          <text:p text:style-name="P40">3g</text:p>
        </text:list-item>
        <text:list-item>
          <text:p text:style-name="P40">Wifi</text:p>
        </text:list-item>
        <text:list-item>
          <text:p text:style-name="P42">Ethernet</text:p>
        </text:list-item>
      </text:list>
      <text:p text:style-name="P36"/>
      <text:p text:style-name="P12"><text:soft-page-break/>ROS</text:p>
      <text:p text:style-name="P12"/>
      <text:p text:style-name="P18">In this section, the ROS packages and the features each provides will be examined. The project’s dependenc<text:span text:style-name="T22">e on each individual package will also be explained.</text:span></text:p>
      <text:p text:style-name="P3"/>
      <text:p text:style-name="P6"><text:span text:style-name="T23">R</text:span>oscore</text:p>
      <text:p text:style-name="P19">collection of nodes and programs that are pre-requisites of a ROS-based system. You must have a roscore running in order for ROS nodes to communicate</text:p>
      <text:p text:style-name="P19"/>
      <text:p text:style-name="P20">roscore</text:p>
      <text:p text:style-name="P20"/>
      <text:p text:style-name="P13">rosbridge_suite</text:p>
      <text:p text:style-name="P20">provides a JSON API to ROS functionality for non-ROS programs. Generally required if the application is communicating with an android/mobile application that does not have access to ROS.</text:p>
      <text:p text:style-name="P3"/>
      <text:p text:style-name="P3">roslaunch rosbridge_server rosbridge_websocket.launch</text:p>
      <text:p text:style-name="P3"/>
      <text:p text:style-name="P7">master_discovery_fkie </text:p>
      <text:p text:style-name="P37"><text:span text:style-name="T24">Discovers the running ROS Masters in the local network. The local network is defined by the ROS_IP and ROS_MASTER_URI </text:span>variables <text:span text:style-name="T23">which are set by AutostartMultimasterOSDK.sh. There are two separate versions with different names for Ubuntu 18.04 (melodic) and Ubuntu 20.04 (noetic). The following bash code provides an example that will work on both versions </text:span></text:p>
      <text:p text:style-name="P3"/>
      <text:p text:style-name="P38">ros_version=$(rosversion -d)</text:p>
      <text:p text:style-name="P3"><text:span text:style-name="T28">i</text:span>f [ "$ros_version" = "melodic" ]; then</text:p>
      <text:p text:style-name="P3"><text:tab/>rosrun master_discovery_fkie master_discovery</text:p>
      <text:p text:style-name="P3">elif [ "$ros_version" = "noetic" ]; then</text:p>
      <text:p text:style-name="P3"><text:s text:c="12"/>rosrun fkie_master_discovery master_discovery</text:p>
      <text:p text:style-name="P3"><text:s/>fi</text:p>
      <text:p text:style-name="P3"/>
      <text:p text:style-name="P3"/>
      <text:p text:style-name="P7">master_sync_fkie</text:p>
      <text:p text:style-name="P3">Synchronize<text:span text:style-name="T23">s</text:span> the local ROS master to the remote masters discovered by master_discovery_fkie node.</text:p>
      <text:p text:style-name="P39">Without this module running, remote topics or services will not be available to the local system. <text:span text:style-name="T29">Like </text:span><text:span text:style-name="T15">master_discovery_fkie </text:span><text:span text:style-name="T6">there are two separate versions for Ubuntu 18.04 and 20.04.</text:span></text:p>
      <text:p text:style-name="P3"/>
      <text:p text:style-name="P3">if [ "$ros_version" = "melodic" ]; then</text:p>
      <text:p text:style-name="P3"><text:tab/>rosrun master_sync_fkie master_sync</text:p>
      <text:p text:style-name="P3">elif [ "$ros_version" = "noetic" ]; then</text:p>
      <text:p text:style-name="P3"><text:s text:c="12"/>rosrun fkie_master_sync master_sync</text:p>
      <text:p text:style-name="P3">fi</text:p>
      <text:p text:style-name="P44">connectionHandler</text:p>
      <text:p text:style-name="P4">Handles handshaking and finding the <text:span text:style-name="T41">AIDERS</text:span> platform in the <text:span text:style-name="T41">ROS</text:span> network. If this script is disabled, the drone will never appear in the platform interface. </text:p>
      <text:p text:style-name="P4"><text:span text:style-name="T41">Depends on </text:span><text:span text:style-name="T11">master_discovery_fkie</text:span><text:span text:style-name="T2"> </text:span><text:span text:style-name="T7">as it provides the ‘/master_discovery/linkstats’ topic.</text:span><text:span text:style-name="T17"> </text:span><text:span text:style-name="T7">The script uses the IPs published in the specified topic, identifying the platform by the ports open on each IP. Next it publishes a handshake message to the following topic; '/droneIds', awaiting an acknowledgment from the dronename+'/handshake' topic. When that is done the handshake process is considered complete.</text:span></text:p>
      <text:p text:style-name="P3"/>
      <text:p text:style-name="P6">metric<text:span text:style-name="T31">_</text:span>publisher</text:p>
      <text:p text:style-name="P22"><text:span text:style-name="T32">General purpose script for collecting data and publishing them as ROS messages. When started the script will loop at a given rate and will prepare and publish data packets for use by the rest of the system or stored into a database by the </text:span><text:span text:style-name="T16">databaseHandler. </text:span><text:span text:style-name="T33">Data collection and publishing sometimes needs to be done in separate threads as collection and publishing of certain packets might need more than the alloted time, slowing down the actual publishing rate.</text:span></text:p>
      <text:p text:style-name="P6"/>
      <text:p text:style-name="P8">telemetryTranslator</text:p>
      <text:p text:style-name="P21">Module responsible for sharing positioning data from the C++ layer to the python3 layer of the system. Additionally it enirches the shared packets with some metadata like uptime, drone state, and angle of gimbal of the camera, etc.. This module uses positioning_system_priority script. Which subscribes to all available sources of Positioning Data, and ranks them realtime based on a priority and a confidence factor. Allowing the drone to switch from one positioning system to another real time seamelessly without operator interferance.</text:p>
      <text:p text:style-name="P21"/>
      <text:p text:style-name="P14">positioning_system_priority</text:p>
      <text:p text:style-name="P24">This system is responsible for finding the most trustworthy source of positioning data during the operation of the UAV. Sources of telemetry can be subscribed to and assigned a priority, then any system that needs to acquire positioning data can expect the prioritiser to return coordinates from the source it deems the most valid and correct. <text:span text:style-name="T30">The validation of the sources is based on the number of satellites and/or expected publishing frequency. These validation methods can also be turned off for sources of positioning which aren’t expected with a regular frequency or that don’t use number/strength of satellites.</text:span></text:p>
      <text:p text:style-name="P24"/>
      <text:p text:style-name="P24">This script publishes 4 topics:</text:p>
      <text:p text:style-name="P24">/PSP/Telemetry</text:p>
      <text:p text:style-name="P24"><text:tab/>The latest telemetry package.</text:p>
      <text:p text:style-name="P24">/PSP/Source</text:p>
      <text:p text:style-name="P24"><text:tab/>The source PSP currently uses and deems the most trustworthy</text:p>
      <text:p text:style-name="P24">/PSP/Priority</text:p>
      <text:p text:style-name="P24"><text:tab/>The priority of the currently used Source</text:p>
      <text:p text:style-name="P24">/PSP/Confidence</text:p>
      <text:p text:style-name="P24"><text:tab/>A confidence value ranging from 0.0 to 1.0</text:p>
      <text:p text:style-name="P8"/>
      <text:p text:style-name="P8">databaseHandler</text:p>
      <text:p text:style-name="P23"><text:span text:style-name="T34">A</text:span> system <text:span text:style-name="T34">for logging ROS messages into a database </text:span>with synchronization capabilities. <text:span text:style-name="T36">The handler subscribes to topics defined by the user inside the subscribeTopics() function, directing incoming packages to the savePacketCB() callback function which serializes the ROS messages and converts them to a list of simple values which are then stored into a database via query.</text:span></text:p>
      <text:p text:style-name="P27">Synchronization is done via data sequence numbers. <text:span text:style-name="T37">Packets that have the same origin as the </text:span><text:span text:style-name="T16">databaseHandler </text:span><text:span text:style-name="T38">are propagated.</text:span></text:p>
      <text:p text:style-name="P41"><text:soft-page-break/>The whole system is divided into the following scripts for readability and scalability, that each executes a different function.</text:p>
      <text:p text:style-name="P8"/>
      <text:p text:style-name="P11"><text:span text:style-name="T35">d</text:span>atabaseHandler</text:p>
      <text:p text:style-name="P26">Entry point for the <text:span text:style-name="T36">system. Contains the callbacks for saving packets and handling requests for incomplete data, as well as topic subscriptions.</text:span></text:p>
      <text:p text:style-name="P8">DatabaseUtils</text:p>
      <text:p text:style-name="P28"><text:span text:style-name="T39">Handles i</text:span>nterfacing with the database, <text:span text:style-name="T39">contains insert and select </text:span>queries <text:span text:style-name="T39">and </text:span>ROS message serialization/deserialization</text:p>
      <text:p text:style-name="P8">databaseLogging</text:p>
      <text:p text:style-name="P29">Handles preparing and saving data into the database</text:p>
      <text:p text:style-name="P8">databaseSynchronization</text:p>
      <text:p text:style-name="P29">As the name suggests, this script contains many functions related to the synchronization component of the databases. Has functions for propagating data, checking data completion, creating data requests and so on.</text:p>
      <text:p text:style-name="P8">DatabasePacketImports</text:p>
      <text:p text:style-name="P29">A helper script where ros message imports can be imported from, ensuring all the above scripts import and have access to the same base of ROS messages.</text:p>
      <text:p text:style-name="P8"/>
      <text:p text:style-name="P8">flightStateController</text:p>
      <text:p text:style-name="P14">Mission/Task planner able to interrupt and resume tasks, without losing its previous progress.</text:p>
      <text:p text:style-name="P16"/>
      <text:p text:style-name="P8">orthocamera</text:p>
      <text:p text:style-name="P14">Script responsible for controlling the camera, capturing images/video</text:p>
      <text:p text:style-name="P8"/>
      <text:p text:style-name="P8">componenents / componentHandler</text:p>
      <text:p text:style-name="P14">Script responsible for handling components</text:p>
      <text:p text:style-name="P8"/>
      <text:p text:style-name="P8">crps</text:p>
      <text:p text:style-name="P14">relative positioning system</text:p>
      <text:p text:style-name="P8"/>
      <text:p text:style-name="P8">raft</text:p>
      <text:p text:style-name="P25">Raft is a consensus algorithm that is designed to be easy to understand. <text:span text:style-name="T41">An implementation of the algorithm exists in this projects that can be used to elect a leader and provide Consensus. Consensus involves multiple servers agreeing on values. This can be deciding which drone in a squadron should hold the forward position or which of two similar packets is more “valid”. If there is an issue where the nodes of a distributed system might provide different results or come to different decisions, the raft consensus algorithm can provide a protocol of solving such inconsistencies.</text:span></text:p>
      <text:p text:style-name="P8"/>
      <text:p text:style-name="P8">joy/controllers</text:p>
      <text:p text:style-name="P21">joystick controllers.</text:p>
      <text:p text:style-name="P21">Implementing all the features DJI Smart controller provides with any control scheme system.</text:p>
      <text:p text:style-name="P8"/>
      <text:p text:style-name="P8">rangefinder</text:p>
      <text:p text:style-name="P21">Since rangefinder values are not available <text:span text:style-name="T40">by default to OSDK applications</text:span>, communication with an MSDK device allows the system to obtain rangefinder distance, etc. in a roundabout way. <text:span text:style-name="T40">This script is responsible with enabling and disabling the rangefinder via the MSDK and publishing the values retrieved to a ROS topic.</text:span></text:p>
      <text:p text:style-name="P8"/>
      <text:p text:style-name="P8"><text:soft-page-break/></text:p>
      <text:p text:style-name="P8">DJI Codebase</text:p>
      <text:p text:style-name="P21">Implemented features</text:p>
      <text:p text:style-name="P21">Explaining DJI’s approach</text:p>
      <text:p text:style-name="P8"/>
      <text:p text:style-name="P8"/>
      <text:p text:style-name="P8">Future/Planned Work</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6:10:22.837220831</meta:creation-date>
    <dc:date>2024-02-19T12:06:15.135119106</dc:date>
    <meta:editing-duration>PT12H51M25S</meta:editing-duration>
    <meta:editing-cycles>63</meta:editing-cycles>
    <meta:generator>LibreOffice/6.0.7.3$Linux_AARCH64 LibreOffice_project/00m0$Build-3</meta:generator>
    <meta:document-statistic meta:table-count="0" meta:image-count="0" meta:object-count="0" meta:page-count="5" meta:paragraph-count="96" meta:word-count="1375" meta:character-count="9428" meta:non-whitespace-character-count="8114"/>
  </office:meta>
</office:document-meta>
</file>